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88.14pt"/>
    </style:style>
    <style:style style:name="co2" style:family="table-column">
      <style:table-column-properties fo:break-before="auto" style:column-width="138.9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9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cre_lines and depths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#cells</text:p>
          </table:table-cell>
          <table:table-cell office:value-type="string" calcext:value-type="string">
            <text:p>#experiments</text:p>
          </table:table-cell>
          <table:table-cell office:value-type="string" calcext:value-type="string">
            <text:p>circ var</text:p>
          </table:table-cell>
        </table:table-row>
        <table:table-row table:style-name="ro2">
          <table:table-cell table:style-name="ce1" office:value-type="string" calcext:value-type="string">
            <text:p>VISp [175, 185, 205] ['Cux2-CreERT2', 'Emx1-IRES-Cre', 'Slc17a7-IRES2-Cre', 'Slc17a7-IRES2-Cre'] </text:p>
          </table:table-cell>
          <table:table-cell office:value-type="string" calcext:value-type="string">
            <text:p>L2_3_exc_allen_dsi_0.2</text:p>
          </table:table-cell>
          <table:table-cell office:value-type="float" office:value="1178" calcext:value-type="float">
            <text:p>1178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0.941264762470529" calcext:value-type="float">
            <text:p>0.941264762470529</text:p>
          </table:table-cell>
        </table:table-row>
        <table:table-row table:style-name="ro3">
          <table:table-cell/>
          <table:table-cell office:value-type="string" calcext:value-type="string">
            <text:p>L2_3_exc_allen_dsi_0.5</text:p>
          </table:table-cell>
          <table:table-cell office:value-type="float" office:value="761" calcext:value-type="float">
            <text:p>761</text:p>
          </table:table-cell>
          <table:table-cell table:style-name="ce3" office:value-type="float" office:value="17" calcext:value-type="float">
            <text:p>17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L2_3_exc_allen_dsi_0.6</text:p>
          </table:table-cell>
          <table:table-cell office:value-type="float" office:value="612" calcext:value-type="float">
            <text:p>61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L2_3_exc_allen_dsi_0.8</text:p>
          </table:table-cell>
          <table:table-cell office:value-type="float" office:value="342" calcext:value-type="float">
            <text:p>342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L2_3_exc_allen_dsi_0.9</text:p>
          </table:table-cell>
          <table:table-cell office:value-type="float" office:value="245" calcext:value-type="float">
            <text:p>24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3">
          <table:table-cell office:value-type="string" calcext:value-type="string">
            <text:p>('VISp', [275, 335, 350], ['Cux2-CreERT2', 'Emx1-IRES-Cre', 'Slc17a7-IRES2-Cre', 'Rorb-IRES2-Cre', 'Scnn1a-Tg3-Cre'])</text:p>
          </table:table-cell>
          <table:table-cell office:value-type="string" calcext:value-type="string">
            <text:p>L4_exc_allen_dsi_0.5</text:p>
          </table:table-cell>
          <table:table-cell office:value-type="float" office:value="2626" calcext:value-type="float">
            <text:p>2626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0.936549965222459" calcext:value-type="float">
            <text:p>0.936549965222459</text:p>
          </table:table-cell>
        </table:table-row>
        <table:table-row table:style-name="ro3">
          <table:table-cell/>
          <table:table-cell office:value-type="string" calcext:value-type="string">
            <text:p>L4_exc_allen_dsi_0.9</text:p>
          </table:table-cell>
          <table:table-cell office:value-type="float" office:value="1194" calcext:value-type="float">
            <text:p>1194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3">
          <table:table-cell office:value-type="string" calcext:value-type="string">
            <text:p>('VISp', [375, 390, 400], ['Emx1-IRES-Cre', 'Slc17a7-IRES2-Cre', 'Fezf2-CreER', 'Rbp4-Cre_KL100', 'Tlx3-Cre_PL56'])</text:p>
          </table:table-cell>
          <table:table-cell office:value-type="string" calcext:value-type="string">
            <text:p>L5_exc_allen_dsi_0.5</text:p>
          </table:table-cell>
          <table:table-cell office:value-type="float" office:value="891" calcext:value-type="float">
            <text:p>891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0.93287118786524" calcext:value-type="float">
            <text:p>0.93287118786524</text:p>
          </table:table-cell>
        </table:table-row>
        <table:table-row table:style-name="ro3">
          <table:table-cell/>
          <table:table-cell office:value-type="string" calcext:value-type="string">
            <text:p>L5_exc_allen_dsi_0.9</text:p>
          </table:table-cell>
          <table:table-cell office:value-type="float" office:value="271" calcext:value-type="float">
            <text:p>27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3">
          <table:table-cell office:value-type="string" calcext:value-type="string">
            <text:p>('VISp', [550], ['Ntsr1-Cre_GN220'])</text:p>
          </table:table-cell>
          <table:table-cell office:value-type="string" calcext:value-type="string">
            <text:p>L6_exc_allen_dsi_0.5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0.986164431583565" calcext:value-type="float">
            <text:p>0.986164431583565</text:p>
          </table:table-cell>
        </table:table-row>
        <table:table-row table:style-name="ro3">
          <table:table-cell/>
          <table:table-cell office:value-type="string" calcext:value-type="string">
            <text:p>L6_exc_allen_dsi_0.6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('VISp', [175, 185, 195, 200, 225, 275], ['Pvalb-IRES-Cre']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L2,3_vip_allen_dsi_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('VISp', [265, 285, 350], ['Sst-IRES-Cre'])</text:p>
          </table:table-cell>
          <table:table-cell office:value-type="string" calcext:value-type="string">
            <text:p>L4,5_SST_allen_dsi_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 table:number-rows-repeated="2">
          <table:table-cell table:number-columns-repeated="5"/>
        </table:table-row>
        <table:table-row table:style-name="ro3">
          <table:table-cell table:style-name="ce1" office:value-type="string" calcext:value-type="string">
            <text:p>VISal [175, 265] ['Cux2-CreERT2', 'Emx1-IRES-Cre', 'Slc17a7-IRES2-Cre'] </text:p>
          </table:table-cell>
          <table:table-cell office:value-type="string" calcext:value-type="string">
            <text:p>L2_3_exc_allen_dsi_0.5</text:p>
          </table:table-cell>
          <table:table-cell office:value-type="float" office:value="344" calcext:value-type="float">
            <text:p>34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L2_3_exc_allen_dsi_0.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'VISal', [275, 276, 300, 350], ['Cux2-CreERT2', 'Emx1-IRES-Cre', 'Slc17a7-IRES2-Cre', 'Rorb-IRES2-Cre', 'Nr5a1-Cre'])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L4_exc_allen_dsi_0.9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('VISal', [365, 375], ['Emx1-IRES-Cre', 'Rbp4-Cre_KL100']),</text:p>
          </table:table-cell>
          <table:table-cell office:value-type="string" calcext:value-type="string">
            <text:p>L5_exc_allen_dsi_0.5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L5_exc_allen_dsi_0.9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('VISam', [175], ['Cux2-CreERT2', 'Emx1-IRES-Cre', 'Slc17a7-IRES2-Cre'])</text:p>
          </table:table-cell>
          <table:table-cell office:value-type="string" calcext:value-type="string">
            <text:p>L2_3_exc_allen_dsi_0.5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('VISam', [275, 320, 325, 350], ['Cux2-CreERT2', 'Emx1-IRES-Cre', 'Rorb-IRES2-Cre', 'Nr5a1-Cre'])</text:p>
          </table:table-cell>
          <table:table-cell office:value-type="string" calcext:value-type="string">
            <text:p>L4_exc_allen_dsi_0.5</text:p>
          </table:table-cell>
          <table:table-cell office:value-type="float" office:value="272" calcext:value-type="float">
            <text:p>272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L4_exc_allen_dsi_0.9</text:p>
          </table:table-cell>
          <table:table-cell office:value-type="float" office:value="105" calcext:value-type="float">
            <text:p>10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3">
          <table:table-cell office:value-type="string" calcext:value-type="string">
            <text:p>('VISam', [375], ['Emx1-IRES-Cre', 'Rbp4-Cre_KL100'])</text:p>
          </table:table-cell>
          <table:table-cell office:value-type="string" calcext:value-type="string">
            <text:p>L5_exc_allen_dsi_0.5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L5_exc_allen_dsi_0.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('VISl', [175], ['Cux2-CreERT2', 'Emx1-IRES-Cre', 'Slc17a7-IRES2-Cre'])</text:p>
          </table:table-cell>
          <table:table-cell office:value-type="string" calcext:value-type="string">
            <text:p>L2,3_exc_allen_dsi_0.5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L2,3_exc_allen_dsi_0.9</text:p>
          </table:table-cell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3">
          <table:table-cell office:value-type="string" calcext:value-type="string">
            <text:p>('VISl', [275, 325, 350], ['Cux2-CreERT2', 'Emx1-IRES-Cre', 'Slc17a7-IRES2-Cre', 'Rorb-IRES2-Cre', 'Nr5a1-Cre'])</text:p>
          </table:table-cell>
          <table:table-cell office:value-type="string" calcext:value-type="string">
            <text:p>L4_exc_allen_dsi_0.5</text:p>
          </table:table-cell>
          <table:table-cell office:value-type="float" office:value="1172" calcext:value-type="float">
            <text:p>117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L4_exc_allen_dsi_0.9</text:p>
          </table:table-cell>
          <table:table-cell office:value-type="float" office:value="454" calcext:value-type="float">
            <text:p>45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3">
          <table:table-cell office:value-type="string" calcext:value-type="string">
            <text:p>('VISl', [375, 400], ['Fezf2-CreER ', 'Rbp4-Cre_KL100', 'Tlx3-Cre_PL56 ', 'Emx1-IRES-Cre', 'Slc17a7-IRES2-Cre', 'Rorb-IRES2-Cre', 'Nr5a1-Cre'])</text:p>
          </table:table-cell>
          <table:table-cell office:value-type="string" calcext:value-type="string">
            <text:p>L5_exc_allen_dsi_0.5</text:p>
          </table:table-cell>
          <table:table-cell office:value-type="float" office:value="176" calcext:value-type="float">
            <text:p>17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L5_exc_allen_dsi_0.9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('VISl', [550, 570, 625], ['Ntsr1-Cre_GN220'])</text:p>
          </table:table-cell>
          <table:table-cell office:value-type="string" calcext:value-type="string">
            <text:p>L6_exc_allen_dsi_0.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L6_exc_allen_dsi_0.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('VISl', [175, 250, 275], ['Vip-IRES-Cre'])</text:p>
          </table:table-cell>
          <table:table-cell office:value-type="string" calcext:value-type="string">
            <text:p>L2,3_vip_allen_dsi_0.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L2,3_vip_allen_dsi_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3">
          <table:table-cell office:value-type="string" calcext:value-type="string">
            <text:p>('VISl', [250, 275], ['Sst-IRES-Cre'])</text:p>
          </table:table-cell>
          <table:table-cell office:value-type="string" calcext:value-type="string">
            <text:p>L2,3_sst_allen_dsi_0</text:p>
          </table:table-cell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L2,3_sst_allen_dsi_0.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3">
          <table:table-cell office:value-type="string" calcext:value-type="string">
            <text:p>('VISl', [375], ['Sst-IRES-Cre'])</text:p>
          </table:table-cell>
          <table:table-cell office:value-type="string" calcext:value-type="string">
            <text:p>L5_sst_allen_dsi_0.5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('VISpm', [175], ['Cux2-CreERT2', 'Emx1-IRES-Cre', 'Slc17a7-IRES2-Cre'])</text:p>
          </table:table-cell>
          <table:table-cell office:value-type="string" calcext:value-type="string">
            <text:p>L2,3_exc_allen_dsi_0.5</text:p>
          </table:table-cell>
          <table:table-cell office:value-type="float" office:value="154" calcext:value-type="float">
            <text:p>15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L2,3_exc_allen_dsi_0.9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3">
          <table:table-cell office:value-type="string" calcext:value-type="string">
            <text:p>('VISpm', [275, 300, 325, 335, 350], ['Cux2-CreERT2', 'Emx1-IRES-Cre', 'Slc17a7-IRES2-Cre', 'Rorb-IRES2-Cre', 'Nr5a1-Cre'])</text:p>
          </table:table-cell>
          <table:table-cell office:value-type="string" calcext:value-type="string">
            <text:p>L4_exc_allen_dsi_0.5</text:p>
          </table:table-cell>
          <table:table-cell office:value-type="float" office:value="341" calcext:value-type="float">
            <text:p>34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L4_exc_allen_dsi_0.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3">
          <table:table-cell office:value-type="string" calcext:value-type="string">
            <text:p>('VISpm', [375], ['Emx1-IRES-Cre', 'Rbp4-Cre_KL100', 'Slc17a7-IRES2-Cre'])</text:p>
          </table:table-cell>
          <table:table-cell office:value-type="string" calcext:value-type="string">
            <text:p>L5_exc_allen_dsi_0.5</text:p>
          </table:table-cell>
          <table:table-cell office:value-type="float" office:value="177" calcext:value-type="float">
            <text:p>17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L5_exc_allen_dsi_0.9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3">
          <table:table-cell office:value-type="string" calcext:value-type="string">
            <text:p>('VISpm', [550], ['Ntsr1-Cre_GN220'])</text:p>
          </table:table-cell>
          <table:table-cell office:value-type="string" calcext:value-type="string">
            <text:p>L6_exc_allen_dsi_0.5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('VISpm', [175, 275], ['Vip-IRES-Cre'])</text:p>
          </table:table-cell>
          <table:table-cell office:value-type="string" calcext:value-type="string">
            <text:p>L2,3_vip_allen_dsi_0.5</text:p>
          </table:table-cell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<text:s/>('VISpm', [275, 300, 325, 350, 375], ['Sst-IRES-Cre'])</text:p>
          </table:table-cell>
          <table:table-cell office:value-type="string" calcext:value-type="string">
            <text:p>L4_sst_allen_dsi_0</text:p>
          </table:table-cell>
          <table:table-cell office:value-type="float" office:value="118" calcext:value-type="float">
            <text:p>11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L4_sst_allen_dsi_0.5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0.809040111821553" calcext:value-type="float">
            <text:p>0.809040111821553</text:p>
          </table:table-cell>
        </table:table-row>
        <table:table-row table:style-name="ro3">
          <table:table-cell office:value-type="string" calcext:value-type="string">
            <text:p>('VISrl', [175], ['Cux2-CreERT2', 'Emx1-IRES-Cre', 'Slc17a7-IRES2-Cre'])</text:p>
          </table:table-cell>
          <table:table-cell office:value-type="string" calcext:value-type="string">
            <text:p>L2_3_exc_allen_dsi_0.5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L2_3_exc_allen_dsi_0.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('VISrl', [275, 350], ['Cux2-CreERT2', 'Emx1-IRES-Cre', 'Rorb-IRES2-Cre', 'Nr5a1-Cre'])</text:p>
          </table:table-cell>
          <table:table-cell office:value-type="string" calcext:value-type="string">
            <text:p>L4_exc_allen_dsi_0.5</text:p>
          </table:table-cell>
          <table:table-cell office:value-type="float" office:value="284" calcext:value-type="float">
            <text:p>284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L4_exc_allen_dsi_0.9</text:p>
          </table:table-cell>
          <table:table-cell office:value-type="float" office:value="129" calcext:value-type="float">
            <text:p>12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('VISrl', [375], ['Rbp4-Cre_KL100 ', 'Emx1-IRES-Cre', 'Slc17a7-IRES2-Cre'])</text:p>
          </table:table-cell>
          <table:table-cell office:value-type="string" calcext:value-type="string">
            <text:p>L5_exc_allen_dsi_0.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/00/0000</text:date>, <text:time style:data-style-name="N2" text:time-value="21:58:46.258820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20:57:56.234386326</meta:creation-date>
    <dc:date>2019-09-06T09:02:07.500909439</dc:date>
    <meta:editing-duration>PT14H15M18S</meta:editing-duration>
    <meta:editing-cycles>48</meta:editing-cycles>
    <meta:generator>LibreOffice/6.2.6.2$Linux_X86_64 LibreOffice_project/20$Build-2</meta:generator>
    <meta:document-statistic meta:table-count="1" meta:cell-count="186" meta:object-count="0"/>
  </office:meta>
</office:document-meta>
</file>